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Arial Black" svg:font-family="'Arial Black'" style:font-pitch="variable"/>
    <style:font-face style:name="Kalimati" svg:font-family="Kalimati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3.388cm"/>
    </style:style>
    <style:style style:name="Table1.B" style:family="table-column">
      <style:table-column-properties style:column-width="4.207cm"/>
    </style:style>
    <style:style style:name="Table1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2a6099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28pt" fo:font-weight="bold" officeooo:rsid="0000795c" officeooo:paragraph-rsid="0000795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0pt" fo:font-weight="bold" officeooo:rsid="0001796f" officeooo:paragraph-rsid="0001796f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0pt" fo:font-weight="bold" officeooo:rsid="0003fd80" officeooo:paragraph-rsid="0003fd80" style:font-size-asian="8.75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" fo:font-size="10pt" fo:font-weight="bold" officeooo:rsid="00021821" officeooo:paragraph-rsid="00021821" style:font-size-asian="8.75pt" style:font-weight-asian="bold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021821" officeooo:paragraph-rsid="00021821" style:font-size-asian="8.75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10pt" officeooo:rsid="00021821" officeooo:paragraph-rsid="00021821" style:font-size-asian="8.75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DejaVu Sans" fo:font-size="10pt" officeooo:rsid="00021821" officeooo:paragraph-rsid="00021821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color="#ffffff" loext:opacity="100%" style:font-name="DejaVu Sans" fo:font-size="10pt" fo:font-weight="bold" officeooo:rsid="00021821" officeooo:paragraph-rsid="00021821" style:font-size-asian="8.75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style:font-name="DejaVu Sans" fo:font-size="10pt" fo:font-weight="bold" officeooo:rsid="00021821" officeooo:paragraph-rsid="00021821" style:font-size-asian="8.75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0% 100%"/>
    </style:style>
    <style:style style:name="T4" style:family="text">
      <style:text-properties officeooo:rsid="0003fd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w Enterprises</text:p>
      <text:p text:style-name="P1"/>
      <text:p text:style-name="P2">Date: <text:span text:style-name="T1">15/05/2021</text:span></text:p>
      <text:p text:style-name="P2">Invoice #:<text:span text:style-name="T1"> 51382</text:span></text:p>
      <text:p text:style-name="P2">Customer ID:<text:span text:style-name="T1"> 3123</text:span></text:p>
      <text:p text:style-name="P2">Due Date:<text:span text:style-name="T1"> 28/05/2021</text:span></text:p>
      <text:p text:style-name="P2"><text:span text:style-name="T1"/></text:p>
      <text:p text:style-name="P2">Bill To</text:p>
      <text:p text:style-name="P2"><text:span text:style-name="T1">John Doe</text:span></text:p>
      <text:p text:style-name="P2"><text:span text:style-name="T1">4</text:span><text:span text:style-name="T2">th</text:span><text:span text:style-name="T1"> Cross Street,</text:span></text:p>
      <text:p text:style-name="P2"><text:span text:style-name="T1">Leather Boulevard,</text:span></text:p>
      <text:p text:style-name="P2"><text:span text:style-name="T1">New York, USA</text:span></text:p>
      <text:p text:style-name="P2"><text:span text:style-name="T1"/></text:p>
      <table:table table:name="Table1" table:style-name="Table1">
        <table:table-column table:style-name="Table1.A"/>
        <table:table-column table:style-name="Table1.B"/>
        <table:table-row table:style-name="TableLine93860014111360">
          <table:table-cell table:style-name="Table1.A1" office:value-type="string">
            <text:p text:style-name="P8">Description</text:p>
          </table:table-cell>
          <table:table-cell table:style-name="Table1.B1" office:value-type="string">
            <text:p text:style-name="P9">Amount <text:span text:style-name="T4">(in USD)</text:span></text:p>
          </table:table-cell>
        </table:table-row>
        <table:table-row table:style-name="TableLine93860014111360">
          <table:table-cell table:style-name="Table1.A4" office:value-type="string">
            <text:p text:style-name="P6">Wall Coating</text:p>
          </table:table-cell>
          <table:table-cell table:style-name="Table1.B4" office:value-type="string">
            <text:p text:style-name="P7">1,00,000</text:p>
          </table:table-cell>
        </table:table-row>
        <table:table-row table:style-name="TableLine93860014111360">
          <table:table-cell table:style-name="Table1.A4" office:value-type="string">
            <text:p text:style-name="P6">Tax</text:p>
          </table:table-cell>
          <table:table-cell table:style-name="Table1.B4" office:value-type="string">
            <text:p text:style-name="P7">4,000</text:p>
          </table:table-cell>
        </table:table-row>
        <table:table-row table:style-name="TableLine93860014111360">
          <table:table-cell table:style-name="Table1.A4" office:value-type="string">
            <text:p text:style-name="P6"/>
          </table:table-cell>
          <table:table-cell table:style-name="Table1.B4" office:value-type="string">
            <text:p text:style-name="P7"/>
          </table:table-cell>
        </table:table-row>
        <table:table-row table:style-name="TableLine93860014111360">
          <table:table-cell table:style-name="Table1.A5" office:value-type="string">
            <text:p text:style-name="P4">Total</text:p>
          </table:table-cell>
          <table:table-cell table:style-name="Table1.B5" office:value-type="string">
            <text:p text:style-name="P5"><text:span text:style-name="T4">1</text:span>,04,000</text:p>
          </table:table-cell>
        </table:table-row>
      </table:table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if you have any questions about this invoice, please </text:span></text:p>
      <text:p text:style-name="P3"><text:span text:style-name="T1">contact </text:span><text:a xlink:type="simple" xlink:href="mailto:janedoe@example.com" text:style-name="Internet_20_link" text:visited-style-name="Visited_20_Internet_20_Link"><text:span text:style-name="T1">janedoe@example.com</text:span></text:a></text:p>
      <text:p text:style-name="P3"><text:span text:style-name="T1"/></text:p>
      <text:p text:style-name="P3">Thank You for your busines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Arial Black" svg:font-family="'Arial Black'" style:font-pitch="variable"/>
    <style:font-face style:name="Kalimati" svg:font-family="Kalimati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0T03:36:57.366173274</meta:creation-date>
    <dc:date>2021-05-20T04:24:51.386803104</dc:date>
    <meta:editing-duration>PT36M56S</meta:editing-duration>
    <meta:editing-cycles>1</meta:editing-cycles>
    <meta:document-statistic meta:table-count="1" meta:image-count="0" meta:object-count="0" meta:page-count="1" meta:paragraph-count="21" meta:word-count="52" meta:character-count="321" meta:non-whitespace-character-count="289"/>
    <meta:generator>LibreOffice/7.0.2.2$Linux_X86_64 LibreOffice_project/00$Build-2</meta:generator>
  </office:meta>
</office:document-meta>
</file>